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66ff" style:font-name="Calibri" fo:font-weight="bold" style:font-weight-asian="bold" style:font-weight-complex="bold"/>
    </style:style>
    <style:style style:name="P2" style:family="paragraph" style:parent-style-name="Standard" style:list-style-name="L10"/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 style:list-style-name="L2">
      <style:text-properties style:font-name="Calibri"/>
    </style:style>
    <style:style style:name="P6" style:family="paragraph" style:parent-style-name="Standard" style:list-style-name="L3">
      <style:text-properties style:font-name="Calibri"/>
    </style:style>
    <style:style style:name="P7" style:family="paragraph" style:parent-style-name="Standard" style:list-style-name="L11">
      <style:text-properties style:font-name="Calibri"/>
    </style:style>
    <style:style style:name="P8" style:family="paragraph" style:parent-style-name="Standard" style:list-style-name="L12">
      <style:text-properties style:font-name="Calibri"/>
    </style:style>
    <style:style style:name="P9" style:family="paragraph" style:parent-style-name="Standard" style:list-style-name="L5">
      <style:text-properties style:font-name="Calibri"/>
    </style:style>
    <style:style style:name="P10" style:family="paragraph" style:parent-style-name="Standard" style:list-style-name="L7">
      <style:text-properties style:font-name="Calibri"/>
    </style:style>
    <style:style style:name="P11" style:family="paragraph" style:parent-style-name="Standard" style:list-style-name="L9">
      <style:text-properties style:font-name="Calibri"/>
    </style:style>
    <style:style style:name="P12" style:family="paragraph" style:parent-style-name="Standard" style:list-style-name="L15">
      <style:text-properties style:font-name="Calibri"/>
    </style:style>
    <style:style style:name="P13" style:family="paragraph" style:parent-style-name="Standard" style:list-style-name="L10">
      <style:text-properties style:font-name="Calibri"/>
    </style:style>
    <style:style style:name="P14" style:family="paragraph" style:parent-style-name="Standard" style:list-style-name="L16">
      <style:text-properties style:font-name="Calibri"/>
    </style:style>
    <style:style style:name="P15" style:family="paragraph" style:parent-style-name="Standard" style:list-style-name="L17">
      <style:text-properties style:font-name="Calibri"/>
    </style:style>
    <style:style style:name="P16" style:family="paragraph" style:parent-style-name="Standard" style:list-style-name="L16">
      <style:text-properties fo:color="#666666" style:font-name="Calibri"/>
    </style:style>
    <style:style style:name="T1" style:family="text">
      <style:text-properties fo:color="#800000" style:font-name="Courier New" fo:font-weight="bold" style:font-weight-asian="bold" style:font-weight-complex="bold"/>
    </style:style>
    <style:style style:name="T2" style:family="text">
      <style:text-properties style:font-name="Calibri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Quelle est la liste des applications (sur laquelle j'interviendrai) et leur repo de versionning?</text:p>
      <text:p text:style-name="P3"/>
      <text:p text:style-name="P3"/>
      <text:p text:style-name="P3">Es-ce que les autres architectes impliqués dans le chantier fournissent des artefacts techniques aux équipes de dev, aux équopes ops? Globalement, et par application?</text:p>
      <text:p text:style-name="P3"/>
      <text:p text:style-name="P3"/>
      <text:list xml:id="list8944831861897724363" text:style-name="L1">
        <text:list-item>
          <text:p text:style-name="P1">Management</text:p>
        </text:list-item>
      </text:list>
      <text:p text:style-name="P3"/>
      <text:p text:style-name="P4">Niveau équipe</text:p>
      <text:p text:style-name="P3"/>
      <text:list xml:id="list3499379772164294192" text:style-name="L16">
        <text:list-item>
          <text:p text:style-name="P14">Où sont les bureaux des équipes de dev?</text:p>
        </text:list-item>
        <text:list-item>
          <text:p text:style-name="P14">Où sont les bureau des équipes ops?</text:p>
        </text:list-item>
        <text:list-item>
          <text:p text:style-name="P14">Qui valide les absences des développeurs ?</text:p>
        </text:list-item>
        <text:list-item>
          <text:p text:style-name="P14">Qui valide les répartition de tickets/issues?</text:p>
        </text:list-item>
        <text:list-item>
          <text:p text:style-name="P14">Jours suivants le 1 er jour</text:p>
        </text:list-item>
        <text:list-item>
          <text:p text:style-name="P14">Par application: faire un panorama des api de tests untiaires utilisées</text:p>
        </text:list-item>
      </text:list>
      <text:p text:style-name="P3"/>
      <text:p text:style-name="P4">Niveau travail personnel</text:p>
      <text:p text:style-name="P3"/>
      <text:list xml:id="list41489247" text:continue-numbering="true" text:style-name="L16">
        <text:list-item>
          <text:p text:style-name="P14">Quelle est ma première liste de tâches/demandes?</text:p>
        </text:list-item>
        <text:list-item>
          <text:p text:style-name="P14">À qui fais-je le rapport de suivi d'avancement de mon travail? <text:s/>(Ce ssera aussi la personne à qui je demanderai préalablement, s'il est possible de poser une question donnée, à une personne donnée)</text:p>
        </text:list-item>
        <text:list-item>
          <text:p text:style-name="P14">Quelles sont les machines que je peux utiliser à titre exclusif? Sont-elles prêtes, si non, quiand le sseron-elles et quand aurais-je les credentials d'authentification pour ces machines?</text:p>
        </text:list-item>
        <text:list-item>
          <text:p text:style-name="P14">Es-ce que j'ai accès, et comment, aux documents et artefacts produits par les autres architectes?</text:p>
        </text:list-item>
        <text:list-item>
          <text:p text:style-name="P16">À qui je fais parvenir mes demandes d'absence, si j'en ai? (à voir d'abord si la question peut-être réglé en interne, sans demander au client, Pour Cardiff, je gère à 100% par Manuel en préalable)</text:p>
        </text:list-item>
        <text:list-item>
          <text:p text:style-name="P14">Quels sont les documents techniques que les architectes me recommadnent de lire?</text:p>
        </text:list-item>
      </text:list>
      <text:p text:style-name="P3"/>
      <text:p text:style-name="P4">Niveau pratique</text:p>
      <text:p text:style-name="P3"/>
      <text:list xml:id="list8487391147294692951" text:style-name="L17">
        <text:list-item>
          <text:p text:style-name="P15">Heure à laquelle je peux commencer à travailler dans les locaux, au plus tôt? À 7h00 c'est possible?</text:p>
        </text:list-item>
        <text:list-item>
          <text:p text:style-name="P15">Repas?</text:p>
        </text:list-item>
        <text:list-item>
          <text:p text:style-name="P15">Badges / cartes d'accès aux locaux?</text:p>
        </text:list-item>
      </text:list>
      <text:p text:style-name="P3"/>
      <text:list xml:id="list41483077" text:continue-list="list8944831861897724363" text:style-name="L1">
        <text:list-item>
          <text:p text:style-name="P1">Concernant les infrastructures de production en cours d'exploitation</text:p>
        </text:list-item>
      </text:list>
      <text:p text:style-name="P3"/>
      <text:p text:style-name="P3">Chaque application développée est ou sera déployée dans une infrastructure, à laquelle je me référe dans tout ce document par le terme "cible de déploiement".</text:p>
      <text:p text:style-name="P3"/>
      <text:p text:style-name="P3"/>
      <text:p text:style-name="P4">Globalement aux infrastructures de production</text:p>
      <text:p text:style-name="P3"><text:soft-page-break/></text:p>
      <text:list xml:id="list4730635612933085341" text:style-name="L2">
        <text:list-item>
          <text:p text:style-name="P5">Où est l'infrastructure physique et/ou virtuelle sur laquelle est montée la cible de déploiement de production de l'application?</text:p>
        </text:list-item>
        <text:list-item>
          <text:p text:style-name="P5">Y-a-t-il des réflexions en cours, ou une intention déjà planifiée, de passer à un provider cloud pour fournir <text:s/>l'infrastructure sur laquelle est montée la cible de déploiement de production de l'application? Si oui, y-t-il déjà des avis sur le choix entre:</text:p>
        </text:list-item>
      </text:list>
      <text:list xml:id="list299842483197118474" text:style-name="L3">
        <text:list-item>
          <text:list>
            <text:list-item>
              <text:list>
                <text:list-item>
                  <text:p text:style-name="P6">cloud privé</text:p>
                </text:list-item>
                <text:list-item>
                  <text:p text:style-name="P6">cloud public</text:p>
                </text:list-item>
                <text:list-item>
                  <text:p text:style-name="P6">cloud hybride</text:p>
                </text:list-item>
              </text:list>
            </text:list-item>
          </text:list>
        </text:list-item>
      </text:list>
      <text:list xml:id="list41496122" text:continue-list="list4730635612933085341" text:style-name="L2">
        <text:list-item>
          <text:p text:style-name="P5">Quels compsants parmi ceux-ci, sont utilisés aujourd'hui (et sur <text:s/>quelle machine(s) sont-ils installés?):</text:p>
        </text:list-item>
      </text:list>
      <text:list xml:id="list6333254274811702626" text:style-name="L11">
        <text:list-item>
          <text:list>
            <text:list-item>
              <text:list>
                <text:list-item>
                  <text:p text:style-name="P7">Quels sont les OS utilisés pour les hôtes réseau? Les routeurs réseau? Les switchs réseau?</text:p>
                </text:list-item>
                <text:list-item>
                  <text:p text:style-name="P7">KVM?</text:p>
                </text:list-item>
                <text:list-item>
                  <text:p text:style-name="P7">Es-ce qu'un Hyperviseur de type 1 est utilsié (Comme Vmware)?</text:p>
                </text:list-item>
                <text:list-item>
                  <text:p text:style-name="P7">Kubernetes? Si oui, une solution SDN est-elle utilisée?</text:p>
                </text:list-item>
                <text:list-item>
                  <text:p text:style-name="P7">Openstack? Si oui, une solution SDN est-elle utilisée?</text:p>
                </text:list-item>
                <text:list-item>
                  <text:p text:style-name="P7">Mesos? Si oui, une solution SDN est-elle utilisée?</text:p>
                </text:list-item>
                <text:list-item>
                  <text:p text:style-name="P7">Quelles sont les réseaux provisionnés? Y-a-til du Underlay/overlay networking? Quels sont les frameworks de networking utilisés? Comment le provisionning de la configuration réseau de tous les éléments de l'infrastructure est-elle réalisée? (Avec quels outils?)</text:p>
                </text:list-item>
                <text:list-item>
                  <text:p text:style-name="P7">Des Docker registry privé en place?</text:p>
                </text:list-item>
                <text:list-item>
                  <text:p text:style-name="P7">Des repo linux en place?</text:p>
                </text:list-item>
                <text:list-item>
                  <text:p text:style-name="P7">Ansible?</text:p>
                </text:list-item>
                <text:list-item>
                  <text:p text:style-name="P7">Chef.io?</text:p>
                </text:list-item>
                <text:list-item>
                  <text:p text:style-name="P7">Le PXE booting est -il utilisé?</text:p>
                </text:list-item>
                <text:list-item>
                  <text:p text:style-name="P7">Git? Des Github-like (gitlab, gogs..?)</text:p>
                </text:list-item>
                <text:list-item>
                  <text:p text:style-name="P7">Free ipa server est-il utilisé? (ou Redhat Idm?) Une aute solution d'Identity management / Server Enrolment?</text:p>
                </text:list-item>
                <text:list-item>
                  <text:p text:style-name="P7">Une solution de gestion d'inventaire hardware est-elle utilisée?</text:p>
                </text:list-item>
              </text:list>
            </text:list-item>
          </text:list>
        </text:list-item>
      </text:list>
      <text:list xml:id="list41482845" text:continue-list="list41496122" text:style-name="L2">
        <text:list-item>
          <text:p text:style-name="P5">Quelle est la solution de monitoring utilisée:</text:p>
        </text:list-item>
      </text:list>
      <text:list xml:id="list6236877025729118311" text:style-name="L12">
        <text:list-item>
          <text:list>
            <text:list-item>
              <text:list>
                <text:list-item>
                  <text:p text:style-name="P8">au niveau hardware</text:p>
                </text:list-item>
                <text:list-item>
                  <text:p text:style-name="P8">au niveau OS hôte ou Hyperviseur de type 1</text:p>
                </text:list-item>
                <text:list-item>
                  <text:p text:style-name="P8">au niveau solution IAAS</text:p>
                </text:list-item>
                <text:list-item>
                  <text:p text:style-name="P8">Au niveau applicatif (quand une application pète, et que vous avez vérifié les niveaux précédents, que faîtes-vous?)</text:p>
                </text:list-item>
                <text:list-item>
                  <text:p text:style-name="P8">au niveau réseau?</text:p>
                </text:list-item>
              </text:list>
            </text:list-item>
          </text:list>
        </text:list-item>
      </text:list>
      <text:list xml:id="list41465886" text:continue-list="list41482845" text:style-name="L2">
        <text:list-item>
          <text:p text:style-name="P5">Une solution de "Incident Management" est-elle utilisée, si oui, laquelle?</text:p>
        </text:list-item>
        <text:list-item>
          <text:p text:style-name="P5">Quels sont les Firewalls utilisés?</text:p>
        </text:list-item>
        <text:list-item>
          <text:p text:style-name="P5">Quel sont les Reverse Proxy utilisés, ?</text:p>
        </text:list-item>
        <text:list-item>
          <text:p text:style-name="P5">Quel(s) est(sont) le(s) load-balancer utilisé(s)?</text:p>
        </text:list-item>
        <text:list-item>
          <text:p text:style-name="P5">Comment sont (techniquement) gérés les noms de domaines publics? </text:p>
        </text:list-item>
        <text:list-item>
          <text:p text:style-name="P5">Comment sont (techniquement) gérés les certificats SSL et les PKI (Infrastructure à clé publique)? </text:p>
        </text:list-item>
        <text:list-item>
          <text:p text:style-name="P5">Quel est le mode d'authentification utilisé pour toutes les connexions SSH aux hôtes?</text:p>
        </text:list-item>
        <text:list-item>
          <text:p text:style-name="P5">Y-a-til un RSSI?</text:p>
        </text:list-item>
        <text:list-item>
          <text:p text:style-name="P5">Y-a-t-il une politique de gestion de la sécurtié en place ou en préparation?</text:p>
        </text:list-item>
        <text:list-item>
          <text:p text:style-name="P5"><text:soft-page-break/>Y-a-til un projet de certificat de type ISO 27 0xx? (Pour la cible de déploiement de l'application, et/ou pour la solution applicative)</text:p>
        </text:list-item>
      </text:list>
      <text:p text:style-name="P3"/>
      <text:p text:style-name="P4">Par application</text:p>
      <text:p text:style-name="P3"/>
      <text:p text:style-name="P3">Y-a-til des opérations planifiées dans les 45 prochains jours (ouvrés, ouvrables, ou non), qui impacteront des changements majeurs dans l'infrastruture de la production?</text:p>
      <text:p text:style-name="P3">(entre aujourd'hui et le 8 juin)</text:p>
      <text:p text:style-name="P3"/>
      <text:list xml:id="list41477329" text:continue-list="list41483077" text:style-name="L1">
        <text:list-item>
          <text:p text:style-name="P1">Concernant l'avancement du développement des applications</text:p>
        </text:list-item>
      </text:list>
      <text:p text:style-name="P3"/>
      <text:list xml:id="list6941482563359564278" text:style-name="L5">
        <text:list-item>
          <text:p text:style-name="P9">Avez-vous un tableau récapitulant la liste des issues ouvertes par application?</text:p>
        </text:list-item>
        <text:list-item>
          <text:p text:style-name="P9">Quelle est l'appplication où il y a le plus de issues ouvertes?</text:p>
        </text:list-item>
        <text:list-item>
          <text:p text:style-name="P9">Quelle est l'appplication où il y a le plus de issues en retard dans le forfait? (pas forccément la même que celle où ily a le plus d'issues overtes)</text:p>
        </text:list-item>
        <text:list-item>
          <text:p text:style-name="P9">Quelle est l'appplication où il y a le moins de issues ouvertes (en excluant les applications n'ayant aucun ticket / issue ouvert)?</text:p>
        </text:list-item>
        <text:list-item>
          <text:p text:style-name="P9">Quelle est l'appplication où il y a le moins de issues en retard dans le forfait? (pas forccément la même que celle où ily a le plus d'issues overtes)</text:p>
        </text:list-item>
        <text:list-item>
          <text:p text:style-name="P9">Quel est le issue ouvert, le plus difficile techniquement?</text:p>
        </text:list-item>
      </text:list>
      <text:p text:style-name="P3"/>
      <text:p text:style-name="P3"/>
      <text:list xml:id="list41486212" text:continue-list="list41477329" text:style-name="L1">
        <text:list-item>
          <text:p text:style-name="P1">Concernant l'usine logicielle de facto</text:p>
        </text:list-item>
      </text:list>
      <text:p text:style-name="P3"/>
      <text:p text:style-name="P4">Globalement sur l'usine</text:p>
      <text:p text:style-name="P3"/>
      <text:list xml:id="list5194920942436482937" text:style-name="L7">
        <text:list-item>
          <text:p text:style-name="P10">Lorsque l'on déploie une application, est-on capable de dire, pour un déploiement bien précis, quel est l'exacte version du code soure déployé, (exact= référencce inamlbigue sur un repo git par exemple).</text:p>
        </text:list-item>
        <text:list-item>
          <text:p text:style-name="P10">Où est l'infrastructure physique et/ou virtuelle sur laquelle est provisionnée l'usine logicielle utilisée par l'équipe de dev?</text:p>
        </text:list-item>
        <text:list-item>
          <text:p text:style-name="P10">Question à garder pour les jours suivants, mais au plus tôt après le passage d'informations avec le gars SOPRA: Y-a-t-il des réflexions en cours, ou une intention déjà planifiée, de passer à un provider cloud pour fournir <text:s/>l'infrastructure sur laquelle est intallée l'usine logicielle utilisée par l'équipe de dev? Si oui, y-t-il déjà des avis sur le choix entre:</text:p>
        </text:list-item>
      </text:list>
      <text:list xml:id="list6349144686119837017" text:style-name="L9">
        <text:list-item>
          <text:list>
            <text:list-item>
              <text:list>
                <text:list-item>
                  <text:p text:style-name="P11">cloud privé</text:p>
                </text:list-item>
                <text:list-item>
                  <text:p text:style-name="P11">cloud public</text:p>
                </text:list-item>
                <text:list-item>
                  <text:p text:style-name="P11">cloud hybride</text:p>
                </text:list-item>
              </text:list>
            </text:list-item>
          </text:list>
        </text:list-item>
      </text:list>
      <text:list xml:id="list41473276" text:continue-list="list5194920942436482937" text:style-name="L7">
        <text:list-item>
          <text:p text:style-name="P10">Qui adminsitre l'usine logicielle de facto? Cette(ces) personne(s) sont elles de l'équipe dev ou de l'équipe ops, et où sont leurs bureaux au quotidien?</text:p>
        </text:list-item>
        <text:list-item>
          <text:p text:style-name="P10">Quels compsants parmi ceux-ci, sont utilisés aujourd'hui (et sur <text:s/>quelle machine(s) sont-ils installés?):</text:p>
        </text:list-item>
      </text:list>
      <text:list xml:id="list8047564550687377491" text:style-name="L15">
        <text:list-item>
          <text:list>
            <text:list-item>
              <text:p text:style-name="P12">un ou plusieurs repo maven commun à l'quipe de dev? Nexus Sonatype ? Artifactory?</text:p>
            </text:list-item>
            <text:list-item>
              <text:p text:style-name="P12">Jenkins? </text:p>
            </text:list-item>
            <text:list-item>
              <text:p text:style-name="P12">Git? Gitmeta? SVN?</text:p>
            </text:list-item>
            <text:list-item>
              <text:p text:style-name="P12">Des Docker registry privé en place?</text:p>
            </text:list-item>
            <text:list-item>
              <text:p text:style-name="P12">Kubernetes?</text:p>
            </text:list-item>
            <text:list-item>
              <text:p text:style-name="P12">Openshift?</text:p>
            </text:list-item>
            <text:list-item>
              <text:p text:style-name="P12">Reverse Proxys?</text:p>
            </text:list-item>
            <text:list-item>
              <text:p text:style-name="P12"><text:soft-page-break/>LoadBalancer?</text:p>
            </text:list-item>
            <text:list-item>
              <text:p text:style-name="P12">Firewall(s)?</text:p>
            </text:list-item>
            <text:list-item>
              <text:p text:style-name="P12">Jira? Trac? Le issue manager Gtilab? Le issue manager Github?</text:p>
            </text:list-item>
          </text:list>
        </text:list-item>
      </text:list>
      <text:list xml:id="list41483294" text:continue-list="list41473276" text:style-name="L7">
        <text:list-item>
          <text:p text:style-name="P10">Quels sont les IDEs utilisés par les dev? Comment un poste de développeur est il provisionné, comment l'IDE est-il installé / configuré?</text:p>
        </text:list-item>
        <text:list-item>
          <text:p text:style-name="P10">Quels sont les bugtackers utilisés?</text:p>
        </text:list-item>
        <text:list-item>
          <text:p text:style-name="P10">Comment sont (techniquement) gérés les noms de domaines publics? </text:p>
        </text:list-item>
        <text:list-item>
          <text:p text:style-name="P10">Comment sont (techniquement) gérés les certificats SSL et les PKI (Infrastructure à clé publique)? </text:p>
        </text:list-item>
        <text:list-item>
          <text:p text:style-name="P10">Quel est le mode d'authentification utilisé pour toutes les connexions SSH aux hôtes?</text:p>
        </text:list-item>
      </text:list>
      <text:p text:style-name="P3"/>
      <text:p text:style-name="P4">Par application</text:p>
      <text:p text:style-name="P3"/>
      <text:list xml:id="list891264588053026627" text:style-name="L10">
        <text:list-item>
          <text:p text:style-name="P13">Lorsqu'un développeur déploie l'application, quels sont toutes les cibles de déploiement qu'il peut utiliser?</text:p>
        </text:list-item>
        <text:list-item>
          <text:p text:style-name="P13">Quelle est la liste de toutes les cibles de déploiement vers lesquelles l'application a été déployée au moins 1 fois jusqu'aujourd'hui? (par des dev, ou par l'usine logicielle)</text:p>
        </text:list-item>
        <text:list-item>
          <text:p text:style-name="P13">Quels sont les composants de la ligne de production ds l'usine logicielle de facto?</text:p>
        </text:list-item>
        <text:list-item>
          <text:p text:style-name="P13">Quels sont les tests automatisés en place? Comment leur exécution est-elle automatisée?</text:p>
        </text:list-item>
        <text:list-item>
          <text:p text:style-name="P13">Quel est le processus de conditonnement packaging ? Est-il automatisé, et comment?</text:p>
        </text:list-item>
        <text:list-item>
          <text:p text:style-name="P2"><text:span text:style-name="T1">Pour les dev</text:span><text:span text:style-name="T2">: Quel(les) est(sont) la(les) recettte(s) de déploiement que vous utilisez? Sont-elles automatisée, et comment?</text:span></text:p>
        </text:list-item>
        <text:list-item>
          <text:p text:style-name="P2"><text:span text:style-name="T1">Pour les ops</text:span><text:span text:style-name="T2">: Quel est la recettte de déploiement que vous utilisez pour l'environnement de production? Est-elle automatisée, et comment?</text:span></text:p>
        </text:list-item>
        <text:list-item>
          <text:p text:style-name="P13">Quel est le packaging fourni <text:s/>par les équipes de dev aux équipes ops? Est-il le même que le package utilisé dans la recette de déploiement des ops? Si non, quelles sont les motivations de ces différenc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39S</meta:editing-duration>
    <meta:editing-cycles>192</meta:editing-cycles>
    <meta:generator>OpenOffice/4.1.4$Win32 OpenOffice.org_project/414m5$Build-9788</meta:generator>
    <dc:date>2018-04-22T21:28:44.04</dc:date>
    <meta:print-date>2018-04-22T21:25:52.57</meta:print-date>
    <meta:document-statistic meta:table-count="0" meta:image-count="0" meta:object-count="0" meta:page-count="4" meta:paragraph-count="105" meta:word-count="1294" meta:character-count="8002"/>
    <meta:user-defined meta:name="Info 1"/>
    <meta:user-defined meta:name="Info 2"/>
    <meta:user-defined meta:name="Info 3"/>
    <meta:user-defined meta:name="Info 4"/>
  </office:meta>
</office:document-meta>
</file>